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3" style:family="paragraph" style:parent-style-name="Standard">
      <style:paragraph-properties>
        <style:tab-stops>
          <style:tab-stop style:position="0.3938in"/>
        </style:tab-stops>
      </style:paragraph-properties>
      <style:text-properties style:font-name="Times New Roman"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COSE DA FARE:</text:p>
      <text:p text:style-name="P1"/>
      <text:list text:style-name="L1">
        <text:list-item>
          <text:p text:style-name="P2"/>
        </text:list-item>
      </text:list>
      <text:p text:style-name="P1"/>
      <text:list text:style-name="L1">
        <text:list-item>
          <text:p text:style-name="P2">CONTROLLARE GLI ERRORI NASCOSTI IN TUTTE LE PAGINE.</text:p>
        </text:list-item>
      </text:list>
      <text:p text:style-name="P3"/>
      <text:list text:style-name="L1">
        <text:list-item>
          <text:p text:style-name="P2">Controllare errori leggeri in giro per il sito.</text:p>
        </text:list-item>
      </text:list>
      <text:p text:style-name="P1"/>
      <text:list text:style-name="L1">
        <text:list-item>
          <text:p text:style-name="P2">IMPORTANTE: Ogni volta che si inserisce del testo nel database, nella query in php, la variabile contente il testo va fatta passare per la funzione “addslashes”, altrimenti se si inserisce l'apice nel testo la query non funziona.</text:p>
        </text:list-item>
      </text:list>
      <text:p text:style-name="P1"/>
      <text:list text:style-name="L1">
        <text:list-item>
          <text:p text:style-name="P2">Finire la pagina per inserire le rose</text:p>
        </text:list-item>
      </text:list>
      <text:p text:style-name="P1"/>
      <text:list text:style-name="L1">
        <text:list-item>
          <text:p text:style-name="P2">Creare un alert prima di poter cancellare una squadra dal campionato (admin)</text:p>
        </text:list-item>
      </text:list>
      <text:p text:style-name="P1"/>
      <text:list text:style-name="L1">
        <text:list-item>
          <text:p text:style-name="P2">Nell'info user e squadra bisogna rendere disabled l'input, ma facendo così cambia il colore della scritta: CONTROLLARE.</text:p>
        </text:list-item>
      </text:list>
      <text:p text:style-name="P3"/>
      <text:list text:style-name="L1">
        <text:list-item>
          <text:p text:style-name="P2">Problema “le tue squadre” <text:s/>su browser safari mostra il campo</text:p>
        </text:list-item>
      </text:list>
      <text:p text:style-name="P3"/>
      <text:list text:style-name="L1">
        <text:list-item>
          <text:p text:style-name="P2">Provare colori creazione rosa</text:p>
        </text:list-item>
      </text:list>
      <text:p text:style-name="P3"/>
      <text:list text:style-name="L1">
        <text:list-item>
          <text:p text:style-name="P2"><text:s/>Inserimento formazione</text:p>
        </text:list-item>
      </text:list>
      <text:p text:style-name="P3"/>
      <text:p text:style-name="P3">Colori: <text:span text:style-name="T1">Home Page </text:span>- Celeste Sito / <text:span text:style-name="T1">Inserisci formazione - </text:span>Arancio / <text:s/><text:span text:style-name="T1">Crea Campionato</text:span><text:s/>- Viola/ <text:span text:style-name="T1">Crea una nuova Squadra</text:span><text:s/>- Verde / <text:span text:style-name="T1">Notifiche</text:span><text:s/>- Rosso / <text:span text:style-name="T1">Documenti di Lega</text:span><text:s/>- Giallo / <text:s/><text:span text:style-name="T1">Le Tue Squadre</text:span><text:s/>- fucsia(opaco - <text:tab/></text:p>
      <text:p text:style-name="P3">db2bad)</text:p>
      <text:p text:style-name="P3"/>
      <text:p text:style-name="P3"/>
      <text:p text:style-name="P3"><text:tab/></text:p>
      <text:p text:style-name="P3"/>
      <text:p text:style-name="P3"/>
      <text:p text:style-name="P3"/>
      <text:p text:style-name="P1"/>
      <text:p text:style-name="P1"/>
      <text:p text:style-name="P1"/>
      <text:p text:style-name="P1"/>
      <text:p text:style-name="P1"/>
      <text:p text:style-name="P1"/>
      <text:p text:style-name="P1"/>
      <text:p text:style-name="P1"><text:tab/></text:p>
      <text:list text:style-name="L1">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4</meta:generator>
    <meta:initial-creator>Gabriele Barlacchi</meta:initial-creator>
  </office:meta>
</office:document-meta>
</file>